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Preformatted_20_Text"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docversion" meta:value-type="string">reproducibl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wordcount" meta:value-type="string">337</meta:user-defined>
  </office:meta>
</office:document-meta>
</file>